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6271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3.1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b50c" officeooo:paragraph-rsid="000cb50c"/>
    </style:style>
    <style:style style:name="P2" style:family="paragraph" style:parent-style-name="Text_20_body">
      <style:text-properties officeooo:rsid="000e554a" officeooo:paragraph-rsid="000e554a"/>
    </style:style>
    <style:style style:name="P3" style:family="paragraph" style:parent-style-name="Text_20_body">
      <style:text-properties officeooo:paragraph-rsid="00100126"/>
    </style:style>
    <style:style style:name="P4" style:family="paragraph" style:parent-style-name="Text_20_body">
      <style:text-properties officeooo:rsid="0010e49d" officeooo:paragraph-rsid="0010e49d"/>
    </style:style>
    <style:style style:name="P5" style:family="paragraph" style:parent-style-name="Text_20_body">
      <style:text-properties officeooo:paragraph-rsid="0010e49d"/>
    </style:style>
    <style:style style:name="P6" style:family="paragraph" style:parent-style-name="Title">
      <style:text-properties officeooo:rsid="000cb50c" officeooo:paragraph-rsid="000cb50c"/>
    </style:style>
    <style:style style:name="P7" style:family="paragraph" style:parent-style-name="Table_20_Contents">
      <style:text-properties officeooo:rsid="00100126" officeooo:paragraph-rsid="00100126"/>
    </style:style>
    <style:style style:name="P8" style:family="paragraph" style:parent-style-name="Table_20_Contents">
      <style:paragraph-properties fo:text-align="center" style:justify-single-word="false"/>
      <style:text-properties officeooo:rsid="00100126" officeooo:paragraph-rsid="00100126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rsid="000cb50c" officeooo:paragraph-rsid="000cb50c"/>
    </style:style>
    <style:style style:name="P11" style:family="paragraph" style:parent-style-name="Text_20_body" style:list-style-name="L1">
      <style:text-properties officeooo:rsid="000e554a" officeooo:paragraph-rsid="000e554a"/>
    </style:style>
    <style:style style:name="P12" style:family="paragraph" style:parent-style-name="Text_20_body" style:list-style-name="L2">
      <style:paragraph-properties fo:margin-left="0.9846in" fo:margin-right="0in" fo:text-indent="-0.25in" style:auto-text-indent="false"/>
      <style:text-properties officeooo:rsid="0010e49d" officeooo:paragraph-rsid="0010e49d"/>
    </style:style>
    <style:style style:name="P13" style:family="paragraph" style:parent-style-name="Heading_20_1">
      <style:text-properties officeooo:rsid="000cb50c" officeooo:paragraph-rsid="000cb50c"/>
    </style:style>
    <style:style style:name="P14" style:family="paragraph" style:parent-style-name="Heading_20_1">
      <style:text-properties officeooo:rsid="00100126" officeooo:paragraph-rsid="00100126"/>
    </style:style>
    <style:style style:name="P15" style:family="paragraph" style:parent-style-name="Heading_20_1" style:list-style-name="">
      <style:text-properties officeooo:rsid="0010e49d" officeooo:paragraph-rsid="0010e49d"/>
    </style:style>
    <style:style style:name="P16" style:family="paragraph" style:parent-style-name="Heading_20_1">
      <style:paragraph-properties fo:break-before="page"/>
      <style:text-properties officeooo:rsid="0010e49d" officeooo:paragraph-rsid="0010e49d"/>
    </style:style>
    <style:style style:name="P17" style:family="paragraph" style:parent-style-name="Heading_20_2">
      <style:text-properties officeooo:rsid="0010e49d" officeooo:paragraph-rsid="0010e49d"/>
    </style:style>
    <style:style style:name="P18" style:family="paragraph" style:parent-style-name="Heading_20_3">
      <style:text-properties officeooo:paragraph-rsid="0010e49d"/>
    </style:style>
    <style:style style:name="P19" style:family="paragraph" style:parent-style-name="Table_20_Contents">
      <style:text-properties officeooo:rsid="001540a9" officeooo:paragraph-rsid="001540a9"/>
    </style:style>
    <style:style style:name="P20" style:family="paragraph" style:parent-style-name="Table_20_Contents">
      <style:text-properties officeooo:rsid="00100126" officeooo:paragraph-rsid="00162ed2"/>
    </style:style>
    <style:style style:name="P21" style:family="paragraph" style:parent-style-name="Table_20_Contents">
      <style:paragraph-properties fo:text-align="center" style:justify-single-word="false"/>
      <style:text-properties officeooo:rsid="00162ed2" officeooo:paragraph-rsid="00162ed2"/>
    </style:style>
    <style:style style:name="T1" style:family="text">
      <style:text-properties officeooo:rsid="000e554a"/>
    </style:style>
    <style:style style:name="T2" style:family="text">
      <style:text-properties officeooo:rsid="00109a0f"/>
    </style:style>
    <style:style style:name="T3" style:family="text">
      <style:text-properties officeooo:rsid="001235d2"/>
    </style:style>
    <style:style style:name="T4" style:family="text">
      <style:text-properties officeooo:rsid="001540a9"/>
    </style:style>
    <style:style style:name="T5" style:family="text">
      <style:text-properties officeooo:rsid="00162e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X1 Communication Protocol</text:p>
      <text:p text:style-name="P1"/>
      <text:h text:style-name="P13" text:outline-level="1">Summary of Actuator Parameters:</text:h>
      <text:list xml:id="list2501967749074751217" text:style-name="L1">
        <text:list-item>
          <text:p text:style-name="P9">Torque Enable (0/1, address = 24)</text:p>
        </text:list-item>
        <text:list-item>
          <text:p text:style-name="P10">LED Status (0/1, address = <text:span text:style-name="T1">25</text:span>)</text:p>
        </text:list-item>
        <text:list-item>
          <text:p text:style-name="P10">Goal Position (0-1023, address = <text:span text:style-name="T1">30(L), 31(H)</text:span>)</text:p>
        </text:list-item>
        <text:list-item>
          <text:p text:style-name="P10">Moving Speed (0-1023, address = <text:span text:style-name="T1">32(L), 33(H)</text:span>)</text:p>
        </text:list-item>
        <text:list-item>
          <text:p text:style-name="P10">Present Position (0-1023, address = <text:span text:style-name="T1">36(L),37(H)</text:span>)</text:p>
        </text:list-item>
        <text:list-item>
          <text:p text:style-name="P10">Present Speed (0-2047, address = <text:span text:style-name="T1">38(L),39(H)</text:span>)</text:p>
        </text:list-item>
        <text:list-item>
          <text:p text:style-name="P11">Present Load (0-2047, address = 40(L),41(H))</text:p>
        </text:list-item>
        <text:list-item>
          <text:p text:style-name="P11">Present Voltage (0-255, address = 42)</text:p>
        </text:list-item>
        <text:list-item>
          <text:p text:style-name="P11">Present Temperature (0-255, address = 43)</text:p>
        </text:list-item>
        <text:list-item>
          <text:p text:style-name="P11">Moving (0/1, address = 45)</text:p>
        </text:list-item>
      </text:list>
      <text:p text:style-name="P2"/>
      <text:h text:style-name="P14" text:outline-level="1"><text:span text:style-name="T2">Base M</text:span>essage Structu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Byte</text:p>
          </table:table-cell>
          <table:table-cell table:style-name="Table1.B1" office:value-type="string">
            <text:p text:style-name="P7">Value</text:p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B2" office:value-type="string">
            <text:p text:style-name="P7">Header of 0xFF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20">Header of 0xFF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B2" office:value-type="string">
            <text:p text:style-name="P19">Message ID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7">Number of data bytes (N)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B2" office:value-type="string">
            <text:p text:style-name="P7">Data byte </text:p>
          </table:table-cell>
        </table:table-row>
        <table:table-row>
          <table:table-cell table:style-name="Table1.A2" office:value-type="string">
            <text:p text:style-name="P8">…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N+<text:span text:style-name="T5">4</text:span></text:p>
          </table:table-cell>
          <table:table-cell table:style-name="Table1.B2" office:value-type="string">
            <text:p text:style-name="P7">Checksum byte</text:p>
          </table:table-cell>
        </table:table-row>
      </table:table>
      <text:p text:style-name="P3"/>
      <text:p text:style-name="P3"/>
      <text:h text:style-name="P15" text:outline-level="1"/>
      <text:h text:style-name="P16" text:outline-level="1">Message Details:</text:h>
      <text:p text:style-name="P5"/>
      <text:h text:style-name="P17" text:outline-level="2">Read Present Position for All Actuators</text:h>
      <text:h text:style-name="Heading_20_3" text:outline-level="3">Message:</text:h>
      <text:p text:style-name="P4"><text:tab/><text:span text:style-name="T4">Message ID</text:span> = 0x20</text:p>
      <text:p text:style-name="P4"><text:tab/>Data = None</text:p>
      <text:h text:style-name="Heading_20_3" text:outline-level="3">Response:</text:h>
      <text:p text:style-name="P4"><text:tab/><text:span text:style-name="T4">Message ID</text:span> = 0xA0</text:p>
      <text:p text:style-name="P4"><text:tab/>Data Size = 2 * number of actuators</text:p>
      <text:p text:style-name="P4"><text:tab/>Data:</text:p>
      <text:list xml:id="list7687252253244343265" text:style-name="L2">
        <text:list-item>
          <text:p text:style-name="P12">High byte for actuator 1</text:p>
        </text:list-item>
        <text:list-item>
          <text:p text:style-name="P12">Low byte for actuator 1</text:p>
        </text:list-item>
        <text:list-item>
          <text:p text:style-name="P12">High byte for actuator 2</text:p>
        </text:list-item>
        <text:list-item>
          <text:p text:style-name="P12">Low byte for actuator 2</text:p>
        </text:list-item>
        <text:list-item>
          <text:p text:style-name="P12">etc ...</text:p>
        </text:list-item>
      </text:list>
      <text:p text:style-name="P4"/>
      <text:h text:style-name="P17" text:outline-level="2">Read Present <text:span text:style-name="T3">Speed</text:span> for All Actuators</text:h>
      <text:h text:style-name="P18" text:outline-level="3">Message:</text:h>
      <text:p text:style-name="P4"><text:tab/><text:span text:style-name="T4">Message ID</text:span> = 0x21</text:p>
      <text:p text:style-name="P4"><text:tab/>Data = None</text:p>
      <text:h text:style-name="P18" text:outline-level="3">Response:</text:h>
      <text:p text:style-name="P4"><text:tab/><text:span text:style-name="T4">Message ID</text:span> = 0xA<text:span text:style-name="T4">1</text:span></text:p>
      <text:p text:style-name="P4"><text:tab/>Data Size = 2 * number of actuators</text:p>
      <text:p text:style-name="P4"><text:tab/>Data:</text:p>
      <text:list xml:id="list130529105892289" text:continue-numbering="true" text:style-name="L2">
        <text:list-item>
          <text:p text:style-name="P12">High byte for actuator 1</text:p>
        </text:list-item>
        <text:list-item>
          <text:p text:style-name="P12">Low byte for actuator 1</text:p>
        </text:list-item>
        <text:list-item>
          <text:p text:style-name="P12">High byte for actuator 2</text:p>
        </text:list-item>
        <text:list-item>
          <text:p text:style-name="P12">Low byte for actuator 2</text:p>
        </text:list-item>
        <text:list-item>
          <text:p text:style-name="P12">etc ...</text:p>
        </text:list-item>
      </text:list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true" fo:line-height="11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1:31:44.345974903</meta:creation-date>
    <dc:date>2016-06-19T13:05:28.486285678</dc:date>
    <meta:editing-duration>PT34M57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55" meta:word-count="219" meta:character-count="1104" meta:non-whitespace-character-count="949"/>
  </office:meta>
</office:document-meta>
</file>